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3mm"/>
    </style:style>
    <style:style style:name="co2" style:family="table-column">
      <style:table-column-properties fo:break-before="auto" style:column-width="65.07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 style:data-style-name="N10107">
      <style:table-cell-properties fo:background-color="#fff2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ext-properties fo:color="#ce181e" fo:font-weight="bold" style:font-weight-asian="bold" style:font-weight-complex="bold"/>
    </style:style>
    <style:style style:name="ce7" style:family="table-cell" style:parent-style-name="Default" style:data-style-name="N10107"/>
    <style:style style:name="ce8" style:family="table-cell" style:parent-style-name="Default" style:data-style-name="N10107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as price (Gwei / unit gas)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TH price (EUR / ETH)</text:p>
          </table:table-cell>
          <table:table-cell table:style-name="ce1"/>
          <table:table-cell table:style-name="ce4" office:value-type="currency" office:currency="EUR" office:value="175" calcext:value-type="currency">
            <text:p>175,00 €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eploy XBRToken</text:p>
          </table:table-cell>
          <table:table-cell/>
          <table:table-cell table:style-name="ce5" office:value-type="float" office:value="812557" calcext:value-type="float">
            <text:p>812.557</text:p>
          </table:table-cell>
          <table:table-cell table:style-name="ce7" table:formula="of:=[.D5]*[.$D$1]/1000000000*[.$D$2]" office:value-type="currency" office:currency="EUR" office:value="1.1375798" calcext:value-type="currency">
            <text:p>1,14 €</text:p>
          </table:table-cell>
        </table:table-row>
        <table:table-row table:style-name="ro1">
          <table:table-cell/>
          <table:table-cell table:style-name="ce2" office:value-type="string" calcext:value-type="string">
            <text:p>Deploy XBRNetwork</text:p>
          </table:table-cell>
          <table:table-cell/>
          <table:table-cell table:style-name="ce5" office:value-type="float" office:value="6664891" calcext:value-type="float">
            <text:p>6.664.891</text:p>
          </table:table-cell>
          <table:table-cell table:style-name="ce7" table:formula="of:=[.D6]*[.$D$1]/1000000000*[.$D$2]" office:value-type="currency" office:currency="EUR" office:value="9.3308474" calcext:value-type="currency">
            <text:p>9,33 €</text:p>
          </table:table-cell>
        </table:table-row>
        <table:table-row table:style-name="ro1">
          <table:table-cell/>
          <table:table-cell table:style-name="ce2"/>
          <table:table-cell/>
          <table:table-cell table:style-name="ce5"/>
          <table:table-cell/>
        </table:table-row>
        <table:table-row table:style-name="ro1">
          <table:table-cell/>
          <table:table-cell table:style-name="ce2" office:value-type="string" calcext:value-type="string">
            <text:p>Send ETH</text:p>
          </table:table-cell>
          <table:table-cell/>
          <table:table-cell table:style-name="ce5" office:value-type="float" office:value="21000" calcext:value-type="float">
            <text:p>21.000</text:p>
          </table:table-cell>
          <table:table-cell table:style-name="ce7" table:formula="of:=[.D8]*[.$D$1]/1000000000*[.$D$2]" office:value-type="currency" office:currency="EUR" office:value="0.0294" calcext:value-type="currency">
            <text:p>0,03 €</text:p>
          </table:table-cell>
        </table:table-row>
        <table:table-row table:style-name="ro1">
          <table:table-cell/>
          <table:table-cell table:style-name="ce2" office:value-type="string" calcext:value-type="string">
            <text:p>Send XBR</text:p>
          </table:table-cell>
          <table:table-cell/>
          <table:table-cell table:style-name="ce5" office:value-type="float" office:value="51852" calcext:value-type="float">
            <text:p>51.852</text:p>
          </table:table-cell>
          <table:table-cell table:style-name="ce7" table:formula="of:=[.D9]*[.$D$1]/1000000000*[.$D$2]" office:value-type="currency" office:currency="EUR" office:value="0.0725928" calcext:value-type="currency">
            <text:p>0,07 €</text:p>
          </table:table-cell>
        </table:table-row>
        <table:table-row table:style-name="ro1">
          <table:table-cell/>
          <table:table-cell table:style-name="ce2"/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all users</text:p>
          </table:table-cell>
          <table:table-cell table:style-name="ce2" office:value-type="string" calcext:value-type="string">
            <text:p>XBRNetwork.register</text:p>
          </table:table-cell>
          <table:table-cell/>
          <table:table-cell table:style-name="ce5" office:value-type="float" office:value="138393" calcext:value-type="float">
            <text:p>138.393</text:p>
          </table:table-cell>
          <table:table-cell table:style-name="ce7" table:formula="of:=[.D11]*[.$D$1]/1000000000*[.$D$2]" office:value-type="currency" office:currency="EUR" office:value="0.1937502" calcext:value-type="currency">
            <text:p>0,19 €</text:p>
          </table:table-cell>
        </table:table-row>
        <table:table-row table:style-name="ro1">
          <table:table-cell office:value-type="string" calcext:value-type="string">
            <text:p>market operators</text:p>
          </table:table-cell>
          <table:table-cell table:style-name="ce2" office:value-type="string" calcext:value-type="string">
            <text:p>XBRNetwork.createMarket</text:p>
          </table:table-cell>
          <table:table-cell/>
          <table:table-cell table:style-name="ce5" office:value-type="float" office:value="175167" calcext:value-type="float">
            <text:p>175.167</text:p>
          </table:table-cell>
          <table:table-cell table:style-name="ce7" table:formula="of:=[.D12]*[.$D$1]/1000000000*[.$D$2]" office:value-type="currency" office:currency="EUR" office:value="0.2452338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buyers + sellers</text:p>
          </table:table-cell>
          <table:table-cell table:style-name="ce2" office:value-type="string" calcext:value-type="string">
            <text:p>XBRNetwork.joinMarket</text:p>
          </table:table-cell>
          <table:table-cell/>
          <table:table-cell table:style-name="ce5" office:value-type="float" office:value="80330" calcext:value-type="float">
            <text:p>80.330</text:p>
          </table:table-cell>
          <table:table-cell table:style-name="ce7" table:formula="of:=[.D13]*[.$D$1]/1000000000*[.$D$2]" office:value-type="currency" office:currency="EUR" office:value="0.112462" calcext:value-type="currency">
            <text:p>0,11 €</text:p>
          </table:table-cell>
        </table:table-row>
        <table:table-row table:style-name="ro1">
          <table:table-cell office:value-type="string" calcext:value-type="string">
            <text:p>buyers</text:p>
          </table:table-cell>
          <table:table-cell table:style-name="ce2" office:value-type="string" calcext:value-type="string">
            <text:p>XBRNetwork.openPaymentChannel</text:p>
          </table:table-cell>
          <table:table-cell office:value-type="string" calcext:value-type="string">
            <text:p>Tx 1: approve tokens</text:p>
          </table:table-cell>
          <table:table-cell table:style-name="ce5" office:value-type="float" office:value="45913" calcext:value-type="float">
            <text:p>45.913</text:p>
          </table:table-cell>
          <table:table-cell table:style-name="ce7" table:formula="of:=[.D14]*[.$D$1]/1000000000*[.$D$2]" office:value-type="currency" office:currency="EUR" office:value="0.0642782" calcext:value-type="currency">
            <text:p>0,06 €</text:p>
          </table:table-cell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Tx 2: open channel</text:p>
          </table:table-cell>
          <table:table-cell table:style-name="ce6" office:value-type="float" office:value="1266775" calcext:value-type="float">
            <text:p>1.266.775</text:p>
          </table:table-cell>
          <table:table-cell table:style-name="ce8" table:formula="of:=[.D15]*[.$D$1]/1000000000*[.$D$2]" office:value-type="currency" office:currency="EUR" office:value="1.773485" calcext:value-type="currency">
            <text:p>1,77 €</text:p>
          </table:table-cell>
        </table:table-row>
        <table:table-row table:style-name="ro1">
          <table:table-cell office:value-type="string" calcext:value-type="string">
            <text:p>sellers</text:p>
          </table:table-cell>
          <table:table-cell table:style-name="ce2" office:value-type="string" calcext:value-type="string">
            <text:p>XBRNetwork.requestPayingChannel</text:p>
          </table:table-cell>
          <table:table-cell office:value-type="string" calcext:value-type="string">
            <text:p>Tx 1: approve tokens</text:p>
          </table:table-cell>
          <table:table-cell table:style-name="ce5" office:value-type="float" office:value="33758" calcext:value-type="float">
            <text:p>33.758</text:p>
          </table:table-cell>
          <table:table-cell table:style-name="ce7" table:formula="of:=[.D16]*[.$D$1]/1000000000*[.$D$2]" office:value-type="currency" office:currency="EUR" office:value="0.0472612" calcext:value-type="currency">
            <text:p>0,05 €</text:p>
          </table:table-cell>
        </table:table-row>
        <table:table-row table:style-name="ro1">
          <table:table-cell office:value-type="string" calcext:value-type="string">
            <text:p>market makers</text:p>
          </table:table-cell>
          <table:table-cell table:style-name="ce2" office:value-type="string" calcext:value-type="string">
            <text:p>XBRNetwork.openPayingChannel</text:p>
          </table:table-cell>
          <table:table-cell table:style-name="ce3" office:value-type="string" calcext:value-type="string">
            <text:p>Tx 2: open channel</text:p>
          </table:table-cell>
          <table:table-cell table:style-name="ce5" office:value-type="float" office:value="30913" calcext:value-type="float">
            <text:p>30.913</text:p>
          </table:table-cell>
          <table:table-cell/>
        </table:table-row>
        <table:table-row table:style-name="ro1">
          <table:table-cell/>
          <table:table-cell table:style-name="ce2"/>
          <table:table-cell/>
          <table:table-cell table:style-name="ce5" office:value-type="float" office:value="1266854" calcext:value-type="float">
            <text:p>1.266.854</text:p>
          </table:table-cell>
          <table:table-cell/>
        </table:table-row>
        <table:table-row table:style-name="ro1" table:number-rows-repeated="12"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ket owner</text:p>
          </table:table-cell>
          <table:table-cell/>
          <table:table-cell office:value-type="string" calcext:value-type="string">
            <text:p>0xFFcf8FDEE72ac11b5c542428B35EEF5769C409f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et maker</text:p>
          </table:table-cell>
          <table:table-cell/>
          <table:table-cell office:value-type="string" calcext:value-type="string">
            <text:p>0x22d491Bde2303f2f43325b2108D26f1eAbA1e32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ket id</text:p>
          </table:table-cell>
          <table:table-cell/>
          <table:table-cell office:value-type="string" calcext:value-type="string">
            <text:p>0xc5d2460186f7233c927e7db2dcc703c0e500b653ca82273b7bfad8045d85a47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yer/seller</text:p>
          </table:table-cell>
          <table:table-cell/>
          <table:table-cell office:value-type="string" calcext:value-type="string">
            <text:p>0xE11BA2b4D45Eaed5996Cd0823791E0C93114882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yer/seller delegate</text:p>
          </table:table-cell>
          <table:table-cell/>
          <table:table-cell office:value-type="string" calcext:value-type="string">
            <text:p>0xd03ea8624C8C5987235048901fB614fDcA89b11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yment channel id</text:p>
          </table:table-cell>
          <table:table-cell/>
          <table:table-cell office:value-type="string" calcext:value-type="string">
            <text:p>0x05678a3797bf8dC4dE0C6B0Fd13c3C455629E02f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XBRToken</text:p>
          </table:table-cell>
          <table:table-cell office:value-type="string" calcext:value-type="string">
            <text:p>0x23c2fa26399c94E78a4602C38d20b9B264484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Network</text:p>
          </table:table-cell>
          <table:table-cell office:value-type="string" calcext:value-type="string">
            <text:p>0x33270FAc65C792A049C757b9A4807101483750E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twor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ket owner</text:p>
          </table:table-cell>
          <table:table-cell office:value-type="string" calcext:value-type="string">
            <text:p>0xf5173a6111B2A6B3C20fceD53B2A8405EC142bF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et maker</text:p>
          </table:table-cell>
          <table:table-cell office:value-type="string" calcext:value-type="string">
            <text:p>0xecdb40C2B34f3bA162C413CC53BA3ca99ff8A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ket id</text:p>
          </table:table-cell>
          <table:table-cell office:value-type="string" calcext:value-type="string">
            <text:p>0xc5d2460186f7233c927e7db2dcc703c0e500b653ca82273b7bfad8045d85a47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yer/seller</text:p>
          </table:table-cell>
          <table:table-cell office:value-type="string" calcext:value-type="string">
            <text:p>0x2F070c2f49a59159A0346396f1139203355ACA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yer/seller delegate</text:p>
          </table:table-cell>
          <table:table-cell office:value-type="string" calcext:value-type="string">
            <text:p>0x66290fA8ADcD901Fd994e4f64Cfb53F4c359a32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yment channel id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8:56:35.087790401</meta:creation-date>
    <dc:date>2019-09-06T15:30:40.546877542</dc:date>
    <meta:editing-duration>PT4H2M45S</meta:editing-duration>
    <meta:editing-cycles>7</meta:editing-cycles>
    <meta:generator>LibreOffice/6.0.7.3$Linux_X86_64 LibreOffice_project/00m0$Build-3</meta:generator>
    <meta:document-statistic meta:table-count="1" meta:cell-count="83" meta:object-count="0"/>
  </office:meta>
</office:document-meta>
</file>